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svg:stroke-width="0.106cm" svg:stroke-color="#ff3333" draw:marker-start-width="0.359cm" draw:marker-end-width="0.359cm" draw:fill-color="#ffffff" draw:textarea-horizontal-align="justify" draw:textarea-vertical-align="bottom" draw:auto-grow-height="false" fo:min-height="5.644cm" fo:min-width="17.694cm" fo:padding-top="0.178cm" fo:padding-bottom="0.178cm" fo:padding-left="0.303cm" fo:padding-right="0.303cm"/>
    </style:style>
    <style:style style:name="gr2" style:family="graphic" style:parent-style-name="standard" style:list-style-name="L1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0.552cm" fo:min-width="7.958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59cm" svg:stroke-color="#000000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4" style:family="graphic" style:parent-style-name="standard" style:list-style-name="L2">
      <style:graphic-properties svg:stroke-width="0.106cm" svg:stroke-color="#00cc33" draw:marker-start-width="0.359cm" draw:marker-end-width="0.359cm" draw:fill-color="#ffffff" draw:textarea-horizontal-align="justify" draw:textarea-vertical-align="middle" draw:auto-grow-height="false" fo:min-height="1.623cm" fo:min-width="11.104cm" fo:padding-top="0.178cm" fo:padding-bottom="0.178cm" fo:padding-left="0.303cm" fo:padding-right="0.303cm"/>
    </style:style>
    <style:style style:name="gr5" style:family="graphic" style:parent-style-name="standard" style:list-style-name="L2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1.623cm" fo:min-width="11.104cm" fo:padding-top="0.178cm" fo:padding-bottom="0.178cm" fo:padding-left="0.303cm" fo:padding-right="0.303cm"/>
    </style:style>
    <style:style style:name="gr6" style:family="graphic" style:parent-style-name="standard" style:list-style-name="L2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1.624cm" fo:min-width="16.917cm" fo:padding-top="0.178cm" fo:padding-bottom="0.178cm" fo:padding-left="0.303cm" fo:padding-right="0.303cm"/>
    </style:style>
    <style:style style:name="gr7" style:family="graphic" style:parent-style-name="standard" style:list-style-name="L2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1.623cm" fo:min-width="16.917cm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 Mono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Bitstream Vera Sans Mono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Bitstream Vera Sans Mono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 Mono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Bitstream Vera Sans Mono" fo:font-size="14pt" style:font-size-asian="14pt" style:font-size-complex="14pt"/>
    </style:style>
    <style:style style:name="T2" style:family="text">
      <style:text-properties style:font-name="FreeSans" fo:font-size="18pt" style:font-size-asian="18pt" style:font-size-complex="18pt"/>
    </style:style>
    <style:style style:name="T3" style:family="text">
      <style:text-properties style:font-name="Bitstream Vera Sans Mono" fo:font-size="18pt" style:font-size-asian="18pt" style:font-size-complex="18pt"/>
    </style:style>
    <style:style style:name="T4" style:family="text">
      <style:text-properties style:font-name="Bitstream Vera Sans Mono" fo:font-size="16pt" style:font-size-asian="16pt" style:font-size-complex="16pt"/>
    </style:style>
    <style:style style:name="T5" style:family="text">
      <style:text-properties style:font-name="Bitstream Vera Sans Mono" fo:font-size="12pt" style:font-size-asian="12pt" style:font-size-complex="12pt"/>
    </style:style>
    <style:style style:name="T6" style:family="text">
      <style:text-properties style:font-name="Bitstream Vera Sans Mono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8.3cm" svg:height="6cm" svg:x="1.4cm" svg:y="10.3cm"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564cm" svg:height="0.908cm" svg:x="6.236cm" svg:y="16.1cm">
          <text:p text:style-name="P2"><text:span text:style-name="T1">dialogflow_task_execu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55cm" svg:y1="6.597cm" svg:x2="10.55cm" svg:y2="13.689cm">
          <text:p/>
        </draw:line>
        <draw:custom-shape draw:style-name="gr4" draw:text-style-name="P1" draw:layer="layout" svg:width="11.71cm" svg:height="1.979cm" svg:x="4.695cm" svg:y="7.804cm">
          <text:p text:style-name="P5"><text:span text:style-name="T2">Voice recognition:</text:span><text:span text:style-name="T3"> </text:span><text:span text:style-name="T4">respeaker_ros</text:span></text:p>
          <text:p text:style-name="P5"><text:span text:style-name="T5">respeaker_ros/launch/sample_re</text:span><text:span text:style-name="T5">speaker.lau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1.71cm" svg:height="1.979cm" svg:x="4.695cm" svg:y="5.3cm">
          <text:p text:style-name="P5"><text:span text:style-name="T2">Task applications:</text:span><text:span text:style-name="T6"> </text:span><text:span text:style-name="T4">ap</text:span><text:span text:style-name="T4">p_manager</text:span></text:p>
          <text:p text:style-name="P5"><text:span text:style-name="T5">app_manager/launch/app_manager.lau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7.523cm" svg:height="1.98cm" svg:x="1.789cm" svg:y="10.637cm">
          <text:p text:style-name="P5"><text:span text:style-name="T2">Dialogflow client from voice:</text:span><text:span text:style-name="T4"> dialogflow_task_executive</text:span></text:p>
          <text:p text:style-name="P5"><text:span text:style-name="T5">dialogflow_task_executive/node_scripts/dialogflow_clin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7.523cm" svg:height="1.979cm" svg:x="1.789cm" svg:y="13.689cm">
          <text:p text:style-name="P5"><text:span text:style-name="T2">Task execution from dialog:</text:span><text:span text:style-name="T6"> </text:span><text:span text:style-name="T4">dialogflow_task_executive</text:span></text:p>
          <text:p text:style-name="P5"><text:span text:style-name="T5">dialogflow_task_executive/node_scripts/task_executive.p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2T15:36:27.877502029</meta:creation-date>
    <dc:date>2019-07-12T16:01:39.419053043</dc:date>
    <meta:editing-duration>PT4M41S</meta:editing-duration>
    <meta:editing-cycles>1</meta:editing-cycles>
    <meta:document-statistic meta:object-count="7"/>
    <meta:generator>LibreOffice/5.1.6.2$Linux_X86_64 LibreOffice_project/10m0$Build-2</meta:generator>
  </office:meta>
</office:document-meta>
</file>